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2" style:family="paragraph" style:parent-style-name="Standard">
      <style:paragraph-properties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3" style:family="paragraph" style:parent-style-name="Standard">
      <style:paragraph-properties fo:line-height="150%" fo:background-color="transparent">
        <style:background-image/>
      </style:paragraph-properties>
      <style:text-properties style:font-name="Arial" fo:font-size="12pt" fo:language="de" fo:country="DE" style:font-size-asian="12pt" style:font-size-complex="12pt"/>
    </style:style>
    <style:style style:name="P4" style:family="paragraph" style:parent-style-name="Standard" style:list-style-name="">
      <style:paragraph-properties fo:margin-top="0cm" fo:margin-bottom="0.353cm" fo:line-height="150%" fo:text-align="justify" style:justify-single-word="false" style:text-autospace="none"/>
      <style:text-properties style:font-name="Arial" fo:font-size="11pt" fo:language="en" fo:country="US" style:font-name-asian="Arial" style:font-size-asian="11pt" style:font-name-complex="Arial" style:font-size-complex="11pt"/>
    </style:style>
    <style:style style:name="P5" style:family="paragraph" style:parent-style-name="Standard" style:master-page-name="">
      <style:paragraph-properties fo:line-height="150%" style:page-number="auto" fo:background-color="transparent">
        <style:background-image/>
      </style:paragraph-properties>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justify" style:justify-single-word="false" fo:background-color="transparent">
        <style:background-image/>
      </style:paragraph-properties>
      <style:text-properties style:font-name="Arial" fo:font-size="11pt" fo:language="de" fo:country="DE" style:font-size-asian="11pt" style:font-size-complex="11pt"/>
    </style:style>
    <style:style style:name="P7" style:family="paragraph" style:parent-style-name="Standard" style:master-page-name="">
      <style:paragraph-properties fo:margin-top="0cm" fo:margin-bottom="0.3cm" fo:line-height="150%" fo:text-align="start" style:justify-single-word="false" style:page-number="auto" fo:break-before="page" fo:background-color="transparent">
        <style:background-image/>
      </style:paragraph-properties>
      <style:text-properties style:font-name="Arial" fo:font-size="11pt" fo:language="en" fo:country="US" style:font-name-asian="Arial" style:font-size-asian="11pt" style:font-name-complex="Arial" style:font-size-complex="11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bstract von Frank Daniel<text:line-break/><text:span text:style-name="T3">Continuous Delivery: </text:span></text:p>
      <text:p text:style-name="P3"><text:span text:style-name="T1">Konigurationsmanagement in der Softwareentwicklung</text:span></text:p>
      <text:p text:style-name="P6">Continuous Delivery (CD) steht in der Softwareentwicklung für das stetige Ausliefern von Änderungen an den Kunden. Insbesondere große Internet-Anwendungen wie die Google-Suche oder Facebook liefern täglich ein oder mehrere Releases aus. Dies ist dem großen Konkurrenzdruck im Internet geschuldet. CD ist eine Weiterentwicklung von Continuous Integration (CI). Grundlage für diese Entwicklungen ist das klassische Konfigurationsmanagement. CD beschreibt eine Deployment Pipeline, die in der Grundausstattung aus folgenden Abschnitten besteht: Commit Stage, Acceptance Test Stage, Manual Test Stage, Performance Testing Stage und Release Stage. In der Commit Stage <text:s/>werden die Sourcen kompiliert und gepackt und an den fertigen Artefakten werden Unit-Tests durchgeführt. Treten keine Fehler auf, dann werden die Artfakte für alle folgenden Stufen der Deployment Pipeline in einem Artefakt-Repository veröffentlicht. Wird in den folgenden Stages kein Fehler gefunden, dann kann die Software mit der Release Stage auf dem Produktivsystem installiert werden. Alle diese Vorgänge sind hochautomatisiert. Im günstigsten Fall genügt das Ablegen neuer Sourcen in die Versionsverwaltung, um die Deployment Pipeline zu starten und ein neues Release herauszubringen. Für den zusätzlichen Praxisbezug in der Arbeit sorgt eine beispielhafte Toolkette mit folgenden Kernfunktionalitäten: Git als Versions-verwaltung, Gradle als Build-Tool, Jenkins als CI-Server und JUnit als Testframework. Da <text:s/>Projekte in der <text:s/>Softwareentwicklung auch an sozialen Problemen scheitern, wird immer wieder auch der Mensch und sein Verhalten im Problemlösungsprozess betrachtet, um auch hier Handlungsalternativen anzubieten.</text:p>
      <text:p text:style-name="P1"/>
      <text:p text:style-name="P7">Abstract by Frank Daniel<text:line-break/><text:span text:style-name="T3">Continuous Delivery: <text:line-break/>Software Configuration Management</text:span></text:p>
      <text:p text:style-name="P4">Continuous Delivery means that every change is permanently deployed at the customer. Google search and facebook are releasing several times a day, because of the competitive pressure on the internet. Continuous Delivery is a further development of Continuous Integration. The classic configuration management is the basis of Continuous Delivery. The main abstraction of Continuous Delivery is the Deployment Pipeline. It consists of the Commit Stage, Acceptance Test Stage, Manual Test Stage, Performance Testing Stage and Release Stage. The source code is compiled and packed by the Commit Stage. The finish packed pieces are tested by unit tests and saved and published on an artifact repository. If <text:s/>the following stages are free of errors then the software is deployed by the Release Stage on the productive system. All processes in der Deployment Pipeline are fully automatic. In the best case a new piece of code is committed into the software repository and the Deployment Pipeline is started automatically to release a new version to the customer. To introduce a practical relevance a chain of tools is viewed. The main functionalities are Git as version control system, Gradle as build tool, JUnit as testframework and Jenkins as CI Server. Software development is a problem solution process that is managed by human beings. In this way projects sometimes fail on social problems. So another goal of this work is to give you alternatives to solve these social problem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0DT21H46M54S</meta:editing-duration>
    <meta:editing-cycles>25</meta:editing-cycles>
    <meta:generator>OpenOffice.org/3.4.1$Win32 OpenOffice.org_project/341m1$Build-9593</meta:generator>
    <dc:date>2014-01-14T21:33:17.89</dc:date>
    <meta:document-statistic meta:table-count="0" meta:image-count="0" meta:object-count="0" meta:page-count="2" meta:paragraph-count="5" meta:word-count="475" meta:character-count="3346"/>
    <meta:user-defined meta:name="Info 1"/>
    <meta:user-defined meta:name="Info 2"/>
    <meta:user-defined meta:name="Info 3"/>
    <meta:user-defined meta:name="Info 4"/>
  </office:meta>
</office:document-meta>
</file>